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B.TECH. COMPUTER SCIENCE AND ENGINEERING – July - Dec, 2024</text:p>
      <text:p text:style-name="Preformatted_20_Text">CSLR51 – Database Management Systems Laboratory</text:p>
      <text:p text:style-name="Preformatted_20_Text">#Session: 03 || Date: 01/08/2024</text:p>
      <text:p text:style-name="Preformatted_20_Text">Due: 01/08/2024 at 5.30 PM</text:p>
      <text:p text:style-name="Preformatted_20_Text">Relational Database Design – Company Schema</text:p>
      <text:p text:style-name="Preformatted_20_Text"/>
      <text:p text:style-name="Preformatted_20_Text">RollNo:-106122076 | Class:- CSE-B | Name:-Lohesh S U</text:p>
      <text:p text:style-name="Preformatted_20_Text"/>
      <text:p text:style-name="Preformatted_20_Text">1. Design the Company Schema given in the text book named “Fundamentals of Database</text:p>
      <text:p text:style-name="Preformatted_20_Text">Systems” authored by Ramez Elmasri and Shamkant B. Navathe. The e-copy of the text book</text:p>
      <text:p text:style-name="Preformatted_20_Text">is uploaded in the moodle.</text:p>
      <text:p text:style-name="Preformatted_20_Text"><text:tab/>CREATE TABLE EMPLOYEE</text:p>
      <text:p text:style-name="Preformatted_20_Text"><text:tab/> <text:s text:c="3"/>-&gt; ( Fname VARCHAR(15) NOT NULL,</text:p>
      <text:p text:style-name="Preformatted_20_Text"><text:tab/> <text:s text:c="3"/>-&gt; Minit CHAR,</text:p>
      <text:p text:style-name="Preformatted_20_Text"><text:tab/> <text:s text:c="3"/>-&gt; Lname VARCHAR(15) NOT NULL,</text:p>
      <text:p text:style-name="Preformatted_20_Text"><text:tab/> <text:s text:c="3"/>-&gt; Ssn CHAR(9) NOT NULL,</text:p>
      <text:p text:style-name="Preformatted_20_Text"><text:tab/> <text:s text:c="3"/>-&gt; Bdate DATE,</text:p>
      <text:p text:style-name="Preformatted_20_Text"><text:tab/> <text:s text:c="3"/>-&gt; Address VARCHAR(30),</text:p>
      <text:p text:style-name="Preformatted_20_Text"><text:tab/> <text:s text:c="3"/>-&gt; Sex CHAR,</text:p>
      <text:p text:style-name="Preformatted_20_Text"><text:tab/> <text:s text:c="3"/>-&gt; Salary DECIMAL(10,2),</text:p>
      <text:p text:style-name="Preformatted_20_Text"><text:tab/> <text:s text:c="3"/>-&gt; Super_ssn CHAR(9),</text:p>
      <text:p text:style-name="Preformatted_20_Text"><text:tab/> <text:s text:c="3"/>-&gt; Dno INT NOT NULL,</text:p>
      <text:p text:style-name="Preformatted_20_Text"><text:tab/> <text:s text:c="3"/>-&gt; PRIMARY KEY (Ssn));</text:p>
      <text:p text:style-name="Preformatted_20_Text"><text:tab/> <text:s text:c="3"/></text:p>
      <text:p text:style-name="Preformatted_20_Text"><text:tab/>CREATE TABLE DEPARTMENT</text:p>
      <text:p text:style-name="Preformatted_20_Text"><text:tab/> <text:s text:c="3"/>-&gt; ( Dname VARCHAR(15) NOT NULL,</text:p>
      <text:p text:style-name="Preformatted_20_Text"><text:tab/> <text:s text:c="3"/>-&gt; Dnumber INT NOT NULL,</text:p>
      <text:p text:style-name="Preformatted_20_Text"><text:tab/> <text:s text:c="3"/>-&gt; Mgr_ssn CHAR(9) NOT NULL,</text:p>
      <text:p text:style-name="Preformatted_20_Text"><text:tab/> <text:s text:c="3"/>-&gt; Mgr_start_date DATE,</text:p>
      <text:p text:style-name="Preformatted_20_Text"><text:tab/> <text:s text:c="3"/>-&gt; PRIMARY KEY (Dnumber),</text:p>
      <text:p text:style-name="Preformatted_20_Text"><text:tab/> <text:s text:c="3"/>-&gt; UNIQUE (Dname),</text:p>
      <text:p text:style-name="Preformatted_20_Text"><text:tab/> <text:s text:c="3"/>-&gt; FOREIGN KEY (Mgr_ssn) REFERENCES EMPLOYEE(Ssn) );</text:p>
      <text:p text:style-name="Preformatted_20_Text"/>
      <text:p text:style-name="Preformatted_20_Text"><text:tab/>CREATE TABLE DEPT_LOCATIONS</text:p>
      <text:p text:style-name="Preformatted_20_Text"><text:tab/> <text:s text:c="3"/>-&gt; ( Dnumber INT NOT NULL,</text:p>
      <text:p text:style-name="Preformatted_20_Text"><text:tab/> <text:s text:c="3"/>-&gt; Dlocation VARCHAR(15) NOT NULL,</text:p>
      <text:p text:style-name="Preformatted_20_Text"><text:tab/> <text:s text:c="3"/>-&gt; PRIMARY KEY (Dnumber, Dlocation),</text:p>
      <text:p text:style-name="Preformatted_20_Text"><text:tab/> <text:s text:c="3"/>-&gt; FOREIGN KEY (Dnumber) REFERENCES DEPARTMENT(Dnumber));</text:p>
      <text:p text:style-name="Preformatted_20_Text"/>
      <text:p text:style-name="Preformatted_20_Text"><text:tab/>CREATE TABLE PROJECT</text:p>
      <text:p text:style-name="Preformatted_20_Text"><text:tab/> <text:s text:c="3"/>-&gt; ( Pname VARCHAR(15) NOT NULL,</text:p>
      <text:p text:style-name="Preformatted_20_Text"><text:tab/> <text:s text:c="3"/>-&gt; Pnumber INT NOT NULL,</text:p>
      <text:p text:style-name="Preformatted_20_Text"><text:tab/> <text:s text:c="3"/>-&gt; Plocation VARCHAR(15),</text:p>
      <text:p text:style-name="Preformatted_20_Text"><text:tab/> <text:s text:c="3"/>-&gt; Dnum INT NOT NULL,</text:p>
      <text:p text:style-name="Preformatted_20_Text"><text:tab/> <text:s text:c="3"/>-&gt; PRIMARY KEY (Pnumber),</text:p>
      <text:p text:style-name="Preformatted_20_Text"><text:tab/> <text:s text:c="3"/>-&gt; UNIQUE (Pname),</text:p>
      <text:p text:style-name="Preformatted_20_Text"><text:tab/> <text:s text:c="3"/>-&gt; FOREIGN KEY (Dnum) REFERENCES DEPARTMENT(Dnumber) );</text:p>
      <text:p text:style-name="Preformatted_20_Text"/>
      <text:p text:style-name="Preformatted_20_Text"><text:tab/>CREATE TABLE WORKS_ON</text:p>
      <text:p text:style-name="Preformatted_20_Text"><text:tab/> <text:s text:c="3"/>-&gt; ( Essn CHAR(9) NOT NULL,</text:p>
      <text:p text:style-name="Preformatted_20_Text"><text:tab/> <text:s text:c="3"/>-&gt; Pno INT NOT NULL,</text:p>
      <text:p text:style-name="Preformatted_20_Text"><text:tab/> <text:s text:c="3"/>-&gt; Hours DECIMAL(3,1) NOT NULL,</text:p>
      <text:p text:style-name="Preformatted_20_Text"><text:tab/> <text:s text:c="3"/>-&gt; PRIMARY KEY (Essn, Pno),</text:p>
      <text:p text:style-name="Preformatted_20_Text"><text:tab/> <text:s text:c="3"/>-&gt; FOREIGN KEY (Essn) REFERENCES EMPLOYEE(Ssn),</text:p>
      <text:p text:style-name="Preformatted_20_Text"><text:tab/> <text:s text:c="3"/>-&gt; FOREIGN KEY (Pno) REFERENCES PROJECT(Pnumber) );</text:p>
      <text:p text:style-name="Preformatted_20_Text"><text:tab/> <text:s text:c="3"/></text:p>
      <text:p text:style-name="Preformatted_20_Text"><text:tab/>CREATE TABLE DEPENDENT</text:p>
      <text:p text:style-name="Preformatted_20_Text"><text:tab/> <text:s text:c="3"/>-&gt; ( Essn CHAR(9) NOT NULL,</text:p>
      <text:p text:style-name="Preformatted_20_Text"><text:tab/> <text:s text:c="3"/>-&gt; Dependent_name VARCHAR(15) NOT NULL,</text:p>
      <text:p text:style-name="Preformatted_20_Text"><text:tab/> <text:s text:c="3"/>-&gt; Sex CHAR,</text:p>
      <text:p text:style-name="Preformatted_20_Text"><text:tab/> <text:s text:c="3"/>-&gt; Bdate DATE,</text:p>
      <text:p text:style-name="Preformatted_20_Text"><text:tab/> <text:s text:c="3"/>-&gt; Relationship VARCHAR(8),</text:p>
      <text:p text:style-name="Preformatted_20_Text"><text:tab/> <text:s text:c="3"/>-&gt; PRIMARY KEY (Essn, Dependent_name),</text:p>
      <text:p text:style-name="Preformatted_20_Text"><text:tab/> <text:s text:c="3"/>-&gt; FOREIGN KEY (Essn) REFERENCES EMPLOYEE(Ssn) );</text:p>
      <text:p text:style-name="Preformatted_20_Text"><text:tab/> <text:s text:c="3"/></text:p>
      <text:p text:style-name="Preformatted_20_Text"><text:tab/><text:tab/>+------------------+</text:p>
      <text:p text:style-name="Preformatted_20_Text"><text:tab/><text:tab/>| Tables_in_lohesh |</text:p>
      <text:p text:style-name="Preformatted_20_Text"><text:tab/><text:tab/>+------------------+</text:p>
      <text:p text:style-name="Preformatted_20_Text"><text:tab/><text:tab/>| DEPARTMENT <text:s text:c="6"/>|</text:p>
      <text:p text:style-name="Preformatted_20_Text"><text:tab/><text:tab/>| DEPENDENT <text:s text:c="7"/>|</text:p>
      <text:p text:style-name="Preformatted_20_Text"><text:tab/><text:tab/>| DEPT_LOCATIONS <text:s text:c="2"/>|</text:p>
      <text:p text:style-name="Preformatted_20_Text"><text:tab/><text:tab/>| EMPLOYEE <text:s text:c="8"/>|</text:p>
      <text:p text:style-name="Preformatted_20_Text"><text:tab/><text:tab/>| PROJECT <text:s text:c="9"/>|</text:p>
      <text:p text:style-name="Preformatted_20_Text"><text:tab/><text:tab/>| WORKS_ON <text:s text:c="8"/>|</text:p>
      <text:p text:style-name="Preformatted_20_Text"><text:tab/><text:tab/>+------------------+</text:p>
      <text:p text:style-name="Preformatted_20_Text"><text:tab/> <text:s text:c="3"/></text:p>
      <text:p text:style-name="Preformatted_20_Text">2. Execute basic queries (Chapter 5) in Company Schema involving only two tables: Employee</text:p>
      <text:p text:style-name="Preformatted_20_Text">and Department to simulate the following keywords:</text:p>
      <text:p text:style-name="Preformatted_20_Text">CREATE, DELETE, UPDATE (or MODIFY), INSERT, ALTER, Entity Integrity Constraints and</text:p>
      <text:p text:style-name="Preformatted_20_Text">Referential Integrity Constraints.</text:p>
      <text:p text:style-name="Preformatted_20_Text"/>
      <text:p text:style-name="Preformatted_20_Text">A) CREATE TABLE WORKS_ON_INFO</text:p>
      <text:p text:style-name="Preformatted_20_Text"><text:s text:c="4"/>-&gt; ( Emp_name VARCHAR(15),</text:p>
      <text:p text:style-name="Preformatted_20_Text"><text:s text:c="4"/>-&gt; Proj_name VARCHAR(15),</text:p>
      <text:p text:style-name="Preformatted_20_Text"><text:s text:c="4"/>-&gt; Hours_per_week DECIMAL(3,1) );</text:p>
      <text:p text:style-name="Preformatted_20_Text"/>
      <text:p text:style-name="Preformatted_20_Text"><text:tab/>+------------------+</text:p>
      <text:p text:style-name="Preformatted_20_Text"><text:tab/>| Tables_in_lohesh |</text:p>
      <text:p text:style-name="Preformatted_20_Text"><text:tab/>+------------------+</text:p>
      <text:p text:style-name="Preformatted_20_Text"><text:tab/>| DEPARTMENT <text:s text:c="6"/>|</text:p>
      <text:p text:style-name="Preformatted_20_Text"><text:tab/>| DEPENDENT <text:s text:c="7"/>|</text:p>
      <text:p text:style-name="Preformatted_20_Text"><text:tab/>| DEPT_LOCATIONS <text:s text:c="2"/>|</text:p>
      <text:p text:style-name="Preformatted_20_Text"><text:tab/>| EMPLOYEE <text:s text:c="8"/>|</text:p>
      <text:p text:style-name="Preformatted_20_Text"><text:tab/>| PROJECT <text:s text:c="9"/>|</text:p>
      <text:p text:style-name="Preformatted_20_Text"><text:soft-page-break/><text:tab/>| WORKS_ON <text:s text:c="8"/>|</text:p>
      <text:p text:style-name="Preformatted_20_Text"><text:tab/>| WORKS_ON_INFO <text:s text:c="3"/>|</text:p>
      <text:p text:style-name="Preformatted_20_Text"><text:tab/>+------------------+</text:p>
      <text:p text:style-name="Preformatted_20_Text"><text:tab/> <text:s text:c="3"/><text:tab/></text:p>
      <text:p text:style-name="Preformatted_20_Text">B) INSERT INTO EMPLOYEE VALUES('Richard','K','Marini','653298653','1962-12-30','98 Oak Forest, Katy, TX','M',37000,'653298653',4);</text:p>
      <text:p text:style-name="Preformatted_20_Text"><text:tab/>+---------+-------+--------+-----------+------------+-------------------------+------+----------+-----------+-----+</text:p>
      <text:p text:style-name="Preformatted_20_Text"><text:tab/>| Fname <text:s text:c="2"/>| Minit | Lname <text:s/>| Ssn <text:s text:c="6"/>| Bdate <text:s text:c="5"/>| Address <text:s text:c="16"/>| Sex <text:s/>| Salary <text:s text:c="2"/>| Super_ssn | Dno |</text:p>
      <text:p text:style-name="Preformatted_20_Text"><text:tab/>+---------+-------+--------+-----------+------------+-------------------------+------+----------+-----------+-----+</text:p>
      <text:p text:style-name="Preformatted_20_Text"><text:tab/>| Richard | K <text:s text:c="4"/>| Marini | 653298653 | 1962-12-30 | 98 Oak Forest, Katy, TX | M <text:s text:c="3"/>| 37000.00 | 653298653 | <text:s text:c="2"/>4 |</text:p>
      <text:p text:style-name="Preformatted_20_Text"><text:tab/>+---------+-------+--------+-----------+------------+-------------------------+------+----------+-----------+-----+</text:p>
      <text:p text:style-name="Preformatted_20_Text"><text:tab/></text:p>
      <text:p text:style-name="Preformatted_20_Text">C) DELETE FROM EMPLOYEE WHERE Lname = 'Marini';</text:p>
      <text:p text:style-name="Preformatted_20_Text"><text:tab/> <text:s text:c="3"/><text:tab/>Empty set (0.00 sec)</text:p>
      <text:p text:style-name="Preformatted_20_Text"><text:tab/> <text:s text:c="3"/><text:tab/></text:p>
      <text:p text:style-name="Preformatted_20_Text">D) UPDATE EMPLOYEE SET Salary = Salary * 1.1 WHERE Dno = 4;</text:p>
      <text:p text:style-name="Preformatted_20_Text"/>
      <text:p text:style-name="Preformatted_20_Text"><text:tab/>+---------+-------+--------+-----------+------------+-------------------------+------+----------+-----------+-----+</text:p>
      <text:p text:style-name="Preformatted_20_Text"><text:tab/>| Fname <text:s text:c="2"/>| Minit | Lname <text:s/>| Ssn <text:s text:c="6"/>| Bdate <text:s text:c="5"/>| Address <text:s text:c="16"/>| Sex <text:s/>| Salary <text:s text:c="2"/>| Super_ssn | Dno |</text:p>
      <text:p text:style-name="Preformatted_20_Text"><text:tab/>+---------+-------+--------+-----------+------------+-------------------------+------+----------+-----------+-----+</text:p>
      <text:p text:style-name="Preformatted_20_Text"><text:tab/>| Richard | K <text:s text:c="4"/>| Marini | 653298653 | 1962-12-30 | 98 Oak Forest, Katy, TX | M <text:s text:c="3"/>| 40700.00 | 653298653 | <text:s text:c="2"/>4 |</text:p>
      <text:p text:style-name="Preformatted_20_Text"><text:tab/>+---------+-------+--------+-----------+------------+-------------------------+------+----------+-----------+-----+</text:p>
      <text:p text:style-name="Preformatted_20_Text"/>
      <text:p text:style-name="Preformatted_20_Text">E) ALTER TABLE EMPLOYEE CHANGE COLUMN Sex Gender CHAR;</text:p>
      <text:p text:style-name="Preformatted_20_Text"><text:tab/>+-----------+---------------+------+-----+---------+-------+</text:p>
      <text:p text:style-name="Preformatted_20_Text"><text:tab/>| Field <text:s text:c="4"/>| Type <text:s text:c="9"/>| Null | Key | Default | Extra |</text:p>
      <text:p text:style-name="Preformatted_20_Text"><text:tab/>+-----------+---------------+------+-----+---------+-------+</text:p>
      <text:p text:style-name="Preformatted_20_Text"><text:tab/>| Fname <text:s text:c="4"/>| varchar(15) <text:s text:c="2"/>| NO <text:s text:c="2"/>| <text:s text:c="4"/>| NULL <text:s text:c="3"/>| <text:s text:c="6"/>|</text:p>
      <text:p text:style-name="Preformatted_20_Text"><text:tab/>| Minit <text:s text:c="4"/>| char(1) <text:s text:c="6"/>| YES <text:s/>| <text:s text:c="4"/>| NULL <text:s text:c="3"/>| <text:s text:c="6"/>|</text:p>
      <text:p text:style-name="Preformatted_20_Text"><text:tab/>| Lname <text:s text:c="4"/>| varchar(15) <text:s text:c="2"/>| NO <text:s text:c="2"/>| <text:s text:c="4"/>| NULL <text:s text:c="3"/>| <text:s text:c="6"/>|</text:p>
      <text:p text:style-name="Preformatted_20_Text"><text:tab/>| Ssn <text:s text:c="6"/>| char(9) <text:s text:c="6"/>| NO <text:s text:c="2"/>| PRI | NULL <text:s text:c="3"/>| <text:s text:c="6"/>|</text:p>
      <text:p text:style-name="Preformatted_20_Text"><text:tab/>| Bdate <text:s text:c="4"/>| date <text:s text:c="9"/>| YES <text:s/>| <text:s text:c="4"/>| NULL <text:s text:c="3"/>| <text:s text:c="6"/>|</text:p>
      <text:p text:style-name="Preformatted_20_Text"><text:tab/>| Address <text:s text:c="2"/>| varchar(30) <text:s text:c="2"/>| YES <text:s/>| <text:s text:c="4"/>| NULL <text:s text:c="3"/>| <text:s text:c="6"/>|</text:p>
      <text:p text:style-name="Preformatted_20_Text"><text:tab/>| Gender <text:s text:c="3"/>| char(1) <text:s text:c="6"/>| YES <text:s/>| <text:s text:c="4"/>| NULL <text:s text:c="3"/>| <text:s text:c="6"/>|</text:p>
      <text:p text:style-name="Preformatted_20_Text"><text:tab/>| Salary <text:s text:c="3"/>| decimal(10,2) | YES <text:s/>| <text:s text:c="4"/>| NULL <text:s text:c="3"/>| <text:s text:c="6"/>|</text:p>
      <text:p text:style-name="Preformatted_20_Text"><text:tab/>| Super_ssn | char(9) <text:s text:c="6"/>| YES <text:s/>| <text:s text:c="4"/>| NULL <text:s text:c="3"/>| <text:s text:c="6"/>|</text:p>
      <text:p text:style-name="Preformatted_20_Text"><text:tab/>| Dno <text:s text:c="6"/>| int <text:s text:c="10"/>| NO <text:s text:c="2"/>| <text:s text:c="4"/>| NULL <text:s text:c="3"/>| <text:s text:c="6"/>|</text:p>
      <text:p text:style-name="Preformatted_20_Text"><text:tab/>+-----------+---------------+------+-----+---------+-------+</text:p>
      <text:p text:style-name="Preformatted_20_Text"><text:tab/></text:p>
      <text:p text:style-name="Preformatted_20_Text">3) Execute all the example queries in Chapter 6 pertaining to the Company Schema you have</text:p>
      <text:p text:style-name="Preformatted_20_Text">created in Q. No. 1.</text:p>
      <text:p text:style-name="Preformatted_20_Text"/>
      <text:p text:style-name="Preformatted_20_Text"><text:s/>a)SELECT Bdate, Address FROM EMPLOYEE WHERE Fname = 'Richard' AND Minit = 'K' AND Lname = 'Marini';</text:p>
      <text:p text:style-name="Preformatted_20_Text"><text:tab/>+------------+-------------------------+</text:p>
      <text:p text:style-name="Preformatted_20_Text"><text:tab/>| Bdate <text:s text:c="5"/>| Address <text:s text:c="16"/>|</text:p>
      <text:p text:style-name="Preformatted_20_Text"><text:tab/>+------------+-------------------------+</text:p>
      <text:p text:style-name="Preformatted_20_Text"><text:tab/>| 1962-12-30 | 98 Oak Forest, Katy, TX |</text:p>
      <text:p text:style-name="Preformatted_20_Text"><text:tab/>+------------+-------------------------+</text:p>
      <text:p text:style-name="Preformatted_20_Text"/>
      <text:p text:style-name="Preformatted_20_Text"><text:s/>b)SELECT Fname, EMPLOYEE.LName, Address FROM EMPLOYEE, DEPARTMENT WHERE DEPARTMENT.Dname = 'Research' AND DEPARTMENT.Dnumber = EMPLOYEE.Dno;</text:p>
      <text:p text:style-name="Preformatted_20_Text"><text:tab/>Empty set (0.00 sec)</text:p>
      <text:p text:style-name="Preformatted_20_Text"/>
      <text:p text:style-name="Preformatted_20_Text"><text:s/>c)SELECT E.Fname, E.Lname, S.Fname, S.Lname FROM EMPLOYEE AS E, EMPLOYEE AS S WHERE E.Super_ssn = S.Ssn;</text:p>
      <text:p text:style-name="Preformatted_20_Text"><text:tab/>+---------+--------+---------+--------+</text:p>
      <text:p text:style-name="Preformatted_20_Text"><text:tab/>| Fname <text:s text:c="2"/>| Lname <text:s/>| Fname <text:s text:c="2"/>| Lname <text:s/>|</text:p>
      <text:p text:style-name="Preformatted_20_Text"><text:tab/>+---------+--------+---------+--------+</text:p>
      <text:p text:style-name="Preformatted_20_Text"><text:tab/>| Richard | Marini | Richard | Marini |</text:p>
      <text:p text:style-name="Preformatted_20_Text"><text:tab/>+---------+--------+---------+--------+</text:p>
      <text:p text:style-name="Preformatted_20_Text"><text:tab/></text:p>
      <text:p text:style-name="Preformatted_20_Text"><text:s/>d)SELECT * FROM EMPLOYEE WHERE (Salary BETWEEN 30000 AND 50000) AND Dno = 4;</text:p>
      <text:p text:style-name="Preformatted_20_Text"><text:s/><text:tab/>+---------+-------+--------+-----------+------------+-------------------------+--------+----------+-----------+-----+</text:p>
      <text:p text:style-name="Preformatted_20_Text"><text:tab/>| Fname <text:s text:c="2"/>| Minit | Lname <text:s/>| Ssn <text:s text:c="6"/>| Bdate <text:s text:c="5"/>| Address <text:s text:c="16"/>| Gender | Salary <text:s text:c="2"/>| Super_ssn | Dno |</text:p>
      <text:p text:style-name="Preformatted_20_Text"><text:tab/>+---------+-------+--------+-----------+------------+-------------------------+--------+----------+-----------+-----+</text:p>
      <text:p text:style-name="Preformatted_20_Text"><text:tab/>| Richard | K <text:s text:c="4"/>| Marini | 653298653 | 1962-12-30 | 98 Oak Forest, Katy, TX | M <text:s text:c="5"/>| 40700.00 | 653298653 | <text:s text:c="2"/>4 |</text:p>
      <text:p text:style-name="Preformatted_20_Text"><text:tab/>+---------+-------+--------+-----------+------------+-------------------------+--------+----------+-----------+-----+</text:p>
      <text:p text:style-name="Preformatted_20_Text"/>
      <text:p text:style-name="Preformatted_20_Text"><text:s/>e)DELETE FROM EMPLOYEE WHERE Dno = 5;</text:p>
      <text:p text:style-name="Preformatted_20_Text"><text:tab/>Query OK, 0 rows affected (0.00 sec)</text:p>
      <text:p text:style-name="Preformatted_20_Text"><text:tab/></text:p>
      <text:p text:style-name="Preformatted_20_Text"><text:s/>f)UPDATE EMPLOYEE SET Salary = Salary * 0.9 WHERE Dno = 4;</text:p>
      <text:p text:style-name="Preformatted_20_Text"><text:s/><text:tab/>+---------+-------+--------+-----------+------------+-------------------------+--------+----------+-----------+-----+</text:p>
      <text:p text:style-name="Preformatted_20_Text"><text:tab/>| Fname <text:s text:c="2"/>| Minit | Lname <text:s/>| Ssn <text:s text:c="6"/>| Bdate <text:s text:c="5"/>| Address <text:s text:c="16"/>| Gender | Salary <text:s text:c="2"/>| Super_ssn | Dno |</text:p>
      <text:p text:style-name="Preformatted_20_Text"><text:tab/>+---------+-------+--------+-----------+------------+-------------------------+--------+----------+-----------+-----+</text:p>
      <text:p text:style-name="Preformatted_20_Text"><text:tab/>| Richard | K <text:s text:c="4"/>| Marini | 653298653 | 1962-12-30 | 98 Oak Forest, Katy, TX | M <text:s text:c="5"/>| 40293.00 | 653298653 | <text:s text:c="2"/>4 |</text:p>
      <text:p text:style-name="Preformatted_20_Text"><text:tab/>+---------+-------+--------+-----------+------------+-------------------------+--------+----------+-----------+-----+</text:p>
      <text:p text:style-name="Preformatted_20_Text"/>
      <text:p text:style-name="Preformatted_20_Text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33.001cm" fo:page-height="42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8-01T17:19:07.577469066</dc:date>
    <meta:editing-duration>PT2M52S</meta:editing-duration>
    <meta:editing-cycles>1</meta:editing-cycles>
    <meta:document-statistic meta:table-count="0" meta:image-count="0" meta:object-count="0" meta:page-count="2" meta:paragraph-count="155" meta:word-count="1066" meta:character-count="7478" meta:non-whitespace-character-count="5843"/>
    <meta:generator>LibreOffice/7.3.7.2$Linux_X86_64 LibreOffice_project/30$Build-2</meta:generator>
  </office:meta>
</office:document-meta>
</file>